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Symbol" svg:font-family="Symbol"/>
    <style:font-face style:name="Times New Roman" svg:font-family="'Times New Roman'"/>
    <style:font-face style:name="Times-Roman~18" svg:font-family="Times-Roman~18"/>
    <style:font-face style:name="Times-Italic~1b" svg:font-family="Times-Italic~1b" style:font-family-generic="script"/>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style:use-window-font-color="true" style:font-name="Calibri1" fo:font-size="12pt" fo:font-weight="bold"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4pt" fo:font-weight="bold"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style:font-name="Calibri1" fo:font-size="14pt" style:text-underline-style="none" fo:font-weight="bold" style:text-underline-mode="continuous" style:text-overline-mode="continuous" style:text-line-through-mode="continuous" fo:background-color="transparent" style:font-name-asian="Calibri1" style:font-name-complex="Calibri1"/>
    </style:style>
    <style:style style:name="P6"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7" style:family="paragraph" style:parent-style-name="Standard">
      <style:paragraph-properties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8" style:family="paragraph" style:parent-style-name="Standard">
      <style:paragraph-properties fo:line-height="100%" fo:text-align="start" style:justify-single-word="false"/>
      <style:text-properties style:use-window-font-color="true" style:font-name="Times New Roman" fo:font-size="12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9" style:family="paragraph" style:parent-style-name="Standard">
      <style:paragraph-properties fo:line-height="100%" fo:text-align="start" style:justify-single-word="false"/>
      <style:text-properties style:use-window-font-color="true"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P10" style:family="paragraph" style:parent-style-name="Standard">
      <style:paragraph-properties fo:line-height="100%" fo:text-align="start" style:justify-single-word="false"/>
      <style:text-properties style:use-window-font-color="true" style:font-name="Times New Roman" fo:font-size="12pt" style:text-underline-style="none" fo:font-weight="normal" style:text-underline-mode="continuous" style:text-overline-mode="continuous" style:text-line-through-mode="continuous" fo:background-color="transparent" style:font-name-asian="Times New Roman" style:font-name-complex="Times New Roman"/>
    </style:style>
    <style:style style:name="P11" style:family="paragraph" style:parent-style-name="Standard">
      <style:paragraph-properties fo:line-height="100%" fo:text-align="start" style:justify-single-word="false"/>
      <style:text-properties style:use-window-font-color="true" style:font-name="Times New Roman" fo:font-size="12pt" style:text-underline-style="none" fo:font-weight="bold" style:text-underline-mode="continuous" style:text-overline-mode="continuous" style:text-line-through-mode="continuous" fo:background-color="transparent" style:font-name-asian="Times New Roman" style:font-name-complex="Times New Roman"/>
    </style:style>
    <style:style style:name="P12" style:family="paragraph" style:parent-style-name="Standard">
      <style:paragraph-properties fo:line-height="100%" fo:text-align="start" style:justify-single-word="false"/>
      <style:text-properties style:use-window-font-color="true" style:font-name="Times New Roman" fo:font-size="14pt" fo:font-weight="bold" fo:background-color="transparent" style:font-name-asian="Times New Roman" style:font-name-complex="Times New Roman"/>
    </style:style>
    <style:style style:name="P13" style:family="paragraph" style:parent-style-name="Standard">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14" style:family="paragraph" style:parent-style-name="Standard">
      <style:paragraph-properties fo:margin-left="0cm" fo:margin-right="0cm" fo:line-height="100%" fo:text-align="start"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15" style:family="paragraph" style:parent-style-name="Standard">
      <style:paragraph-properties fo:line-height="100%" fo:text-align="start" style:justify-single-word="false"/>
      <style:text-properties style:font-name="Times New Roman1" fo:font-size="10pt" style:font-size-asian="10pt" style:font-size-complex="10pt"/>
    </style:style>
    <style:style style:name="P16" style:family="paragraph" style:parent-style-name="Standard">
      <style:paragraph-properties fo:line-height="100%" fo:text-align="start" style:justify-single-word="false"/>
      <style:text-properties style:font-name="Times New Roman1" fo:font-size="10pt" style:font-name-asian="Times New Roman" style:font-size-asian="10pt" style:font-name-complex="Times New Roman" style:font-size-complex="10pt"/>
    </style:style>
    <style:style style:name="P17" style:family="paragraph" style:parent-style-name="Standard">
      <style:paragraph-properties fo:text-align="start" style:justify-single-word="false" style:text-autospace="none"/>
      <style:text-properties style:font-name="Times New Roman1" fo:font-size="10pt" style:font-name-asian="Times-Roman~18" style:font-size-asian="10pt" style:font-name-complex="Times-Roman~18" style:font-size-complex="10pt"/>
    </style:style>
    <style:style style:name="P18" style:family="paragraph" style:parent-style-name="Standard">
      <style:paragraph-properties style:text-autospace="none"/>
      <style:text-properties style:font-name="Times New Roman1" fo:font-size="10pt" style:font-name-asian="Times-Roman~18" style:font-size-asian="10pt" style:font-name-complex="Times-Roman~18" style:font-size-complex="10pt"/>
    </style:style>
    <style:style style:name="P19" style:family="paragraph" style:parent-style-name="Standard">
      <style:paragraph-properties fo:line-height="100%" fo:text-align="start" style:justify-single-word="false"/>
      <style:text-properties style:use-window-font-color="true" style:font-name="Times New Roman1" fo:font-size="10pt" fo:font-weight="normal" fo:background-color="transparent" style:font-name-asian="Times New Roman" style:font-size-asian="10pt" style:font-name-complex="Times New Roman" style:font-size-complex="10pt"/>
    </style:style>
    <style:style style:name="P20"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1" style:family="paragraph" style:parent-style-name="Standard" style:list-style-name="L2">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2" style:family="paragraph" style:parent-style-name="Standard" style:list-style-name="L3">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3" style:family="paragraph" style:parent-style-name="Standard" style:list-style-name="L4">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4" style:family="paragraph" style:parent-style-name="Standard" style:list-style-name="L5">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5" style:family="paragraph" style:parent-style-name="Standard" style:list-style-name="L6">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6" style:family="paragraph" style:parent-style-name="Standard" style:list-style-name="L7">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Times New Roman" fo:font-size="16pt" fo:font-weight="bold" fo:background-color="transparent" style:font-name-asian="Times New Roman" style:font-name-complex="Times New Roman"/>
    </style:style>
    <style:style style:name="T2" style:family="text">
      <style:text-properties style:use-window-font-color="true" style:font-name="Times New Roman" fo:font-size="12pt" fo:font-weight="normal" fo:background-color="transparent" style:font-name-asian="Times New Roman" style:font-name-complex="Times New Roman"/>
    </style:style>
    <style:style style:name="T3" style:family="text">
      <style:text-properties style:use-window-font-color="true"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4" style:family="text">
      <style:text-properties style:use-window-font-color="true" style:font-name="Times New Roman" fo:font-size="12pt" fo:font-style="italic" fo:font-weight="normal" fo:background-color="transparent" style:font-name-asian="Times New Roman" style:font-name-complex="Times New Roman"/>
    </style:style>
    <style:style style:name="T5" style:family="text">
      <style:text-properties style:use-window-font-color="true" fo:font-weight="normal" fo:background-color="transparent"/>
    </style:style>
    <style:style style:name="T6" style:family="text">
      <style:text-properties style:use-window-font-color="true" fo:font-weight="normal" fo:background-color="transparent" style:font-name-asian="Times New Roman" style:font-name-complex="Times New Roman"/>
    </style:style>
    <style:style style:name="T7" style:family="text">
      <style:text-properties style:use-window-font-color="true" fo:font-size="12pt" fo:font-weight="normal" fo:background-color="transparent" style:font-name-asian="Times New Roman" style:font-name-complex="Times New Roman"/>
    </style:style>
    <style:style style:name="T8" style:family="text">
      <style:text-properties style:use-window-font-color="true" fo:font-size="12pt" fo:font-style="italic" fo:font-weight="normal" fo:background-color="transparent" style:font-name-asian="Times New Roman" style:font-name-complex="Times New Roman"/>
    </style:style>
    <style:style style:name="T9" style:family="text">
      <style:text-properties style:use-window-font-color="true" fo:font-style="italic" fo:font-weight="normal" fo:background-color="transparent" style:font-name-asian="Times New Roman" style:font-name-complex="Times New Roman"/>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none"/>
    </style:style>
    <style:style style:name="T13" style:family="text">
      <style:text-properties style:text-underline-style="none" style:text-underline-mode="continuous" style:text-overline-mode="continuous" style:text-line-through-mode="continuous"/>
    </style:style>
    <style:style style:name="T14" style:family="text">
      <style:text-properties style:text-underline-style="none" fo:font-weight="bold" style:text-underline-mode="continuous" style:text-overline-mode="continuous" style:text-line-through-mode="continuous"/>
    </style:style>
    <style:style style:name="T15" style:family="text">
      <style:text-properties fo:font-style="italic" style:text-underline-style="none" style:text-underline-mode="continuous" style:text-overline-mode="continuous" style:text-line-through-mode="continuous" style:font-style-asian="italic" style:font-style-complex="italic"/>
    </style:style>
    <style:style style:name="T16" style:family="text">
      <style:text-properties fo:font-style="italic" style:font-name-asian="Times-Italic~1b" style:font-style-asian="italic" style:font-name-complex="Times-Italic~1b" style:font-style-complex="italic"/>
    </style:style>
    <style:style style:name="T17" style:family="text">
      <style:text-properties fo:font-style="normal" style:text-underline-style="none" style:text-underline-mode="continuous" style:text-overline-mode="continuous" style:text-line-through-mode="continuous" style:font-style-asian="normal" style:font-style-complex="normal"/>
    </style:style>
    <style:style style:name="T18" style:family="text">
      <style:text-properties style:font-name="Times New Roman1" style:font-name-asian="Times-Roman~18" style:font-size-asian="12pt" style:font-name-complex="Times-Roman~18" style:font-size-complex="12pt"/>
    </style:style>
    <style:style style:name="T19" style:family="text">
      <style:text-properties style:font-name-asian="Times-Roman~18" style:font-size-asian="12pt" style:font-name-complex="Times-Roman~18" style:font-size-complex="12pt"/>
    </style:style>
    <style:style style:name="T20" style:family="text">
      <style:text-properties style:font-name-asian="Times-Roman~18" style:font-name-complex="Times-Roman~18"/>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Zusammenfassung von </text:span><text:span text:style-name="T1">„</text:span><text:span text:style-name="T1">Principles of Dataspace Systems</text:span><text:span text:style-name="T1">“</text:span></text:p>
      <text:p text:style-name="P2"/>
      <text:p text:style-name="P1"><text:span text:style-name="T2">Das Dokument "Principles of Dataspace System" von Alon Haley (Google Inc.), Michael Franklin (University of California, Berkley) und David Maier (Portland State University) [1] basiert auf "</text:span><text:span text:style-name="T2">From Databases to Dataspaces - A New Abstraction for Information Management" von denselben Autoren </text:span><text:span text:style-name="T2">[2], in dem das Konzept von Dataspaces erstmals vorgestellt wurde, und stellt spezifische technische Herausforderungen <text:s/>zur Realisierung von Dataspace Support Platforms (DSSPs) im Bezug auf Anfragebeantwortung, Selbstüberprüfung und den Nutzen von menschlicher Aufmerksamkeit, um die semantischen Relationen in einem Dataspace zu verbessern.</text:span></text:p>
      <text:p text:style-name="P6"/>
      <text:p text:style-name="P6">Im Folgenden werden die Ergebnisse der drei Bereiche betrachtet:</text:p>
      <text:p text:style-name="P7"/>
      <text:p text:style-name="P12">1. Anfragebeantwortung</text:p>
      <text:p text:style-name="P6"/>
      <text:p text:style-name="P6">Anfragen werden in einer Fülle von verschiedenen Sprachen gestellt. Die meisten Aktivitäten werden wohl mit einer Stichwortanfrage beginnen, doch wird es auch normal sein, Anfragen als Ergebnis eines Formulars zu sehen (was zu Anfragen mit mehreren auswählbaren Prädikaten führt). Sobald ein Benutzer tiefer mit einer bestimmten Datenquelle interagiert, wird das zu mehr komplexen Anfragen führen. Sofern es nicht explizit angegeben ist, ist es üblich, dass der Benutzer davon ausgeht, dass eine Anfrage alle relevanten Daten im Dataspace betrachtet, ungeachtet welchem Datenmodell oder Schema diese zugrunde liegen. Auch wenn eine Anfrage an eine Datenquelle gerichtet ist, wird daher implizit erwartet, dass das System Daten von anderen Quellen ebenso betrachtet. Will man zusätzliche Antworten, werden daher Transformationen sowohl beim Schema als auch beim Datenmodell notwendig sein.</text:p>
      <text:p text:style-name="P2"/>
      <text:p text:style-name="P7">1.1.Herausforderungen der Anfragebeantwortung</text:p>
      <text:p text:style-name="P2"/>
      <text:p text:style-name="P1"><text:span text:style-name="T2">Antworten zu Anfragen an ein Dataspace unterscheiden sich von </text:span><text:span text:style-name="T2">traditionellen Anfragen in mehrerer Hinsicht. Die Herausforderungen dazu werden im dritten Kapitel analysiert:</text:span></text:p>
      <text:p text:style-name="P2"/>
      <text:p text:style-name="P6"/>
      <text:p text:style-name="P2"/>
      <text:p text:style-name="P1"><text:span text:style-name="T3">Ranking:</text:span><text:span text:style-name="T2"> Antworten werden typischerweise nach Wichtigkeit sortiert, ähnlich wie bei einer Web-Suchmaschine. Ranking ist notwendig nicht nur für Stichwortsuchen, sondern auch für strukturierte Anfragen, wenn Übergänge zu anderen Datenquellen approximiert werden sollen.</text:span></text:p>
      <text:p text:style-name="P2"/>
      <text:p text:style-name="P1"><text:span text:style-name="T3">Heterogenität:</text:span><text:span text:style-name="T2"> Antworten werden von vielen Quellen kommen und werden sich im Datenmodell und Schema unterscheiden. Das Ranking muss zudem mit Heterogenität umgehen können.</text:span></text:p>
      <text:p text:style-name="P2"/>
      <text:p text:style-name="P1"><text:span text:style-name="T3">Quellen als Antworten:</text:span><text:span text:style-name="T2"> Zusätzlich zu Basiselementen (z.B. Dokumente oder Tupels) kann ein DSSP auch Quellen zurückgeben, d.h. Zeiger zu Orte, wo weitere Antworten gefunden werden können.</text:span></text:p>
      <text:p text:style-name="P2"/>
      <text:p text:style-name="P1"><text:span text:style-name="T3">Iteration:</text:span><text:span text:style-name="T2"> Die Interaktion mit einem Dataspace lässt sich normalerweise nicht darauf beschränken, dass eine einzelne Anfrage gestellt wird und darauf eine Antwort geliefert wird. Stattdessen wird der Benutzer einen Prozess zur Informationsfindung durchschreiten, indem es für ihn notwendig sein wird, eine Sequenz von Anfragen zu stellen, wobei jede Anfrage auf der vorherigen basiert und verfeinert oder modifiziert wird. <text:s/></text:span></text:p>
      <text:p text:style-name="P2"/>
      <text:p text:style-name="P1"><text:span text:style-name="T3">Reflexion:</text:span><text:span text:style-name="T2"> Es wird erwartet, dass ein DSSP die Vollständigkeit ihrer Abdeckung und die Genauigkeit ihrer Daten als Teil ihrer Antworten reflektiert.</text:span></text:p>
      <text:p text:style-name="P6"/>
      <text:p text:style-name="P6"><text:soft-page-break/></text:p>
      <text:p text:style-name="P7">2. Umgang mit Herausforderungen</text:p>
      <text:p text:style-name="P2"/>
      <text:p text:style-name="P6">Erster Schritt, diesen Herausforderungen zu begegnen, <text:s/>ist die Bildung von formalen Modellen. Die Autoren schlagen deshalb fünf Richtliníen vor:</text:p>
      <text:p text:style-name="P2"/>
      <text:list xml:id="list9165845674728889363" text:style-name="L1">
        <text:list-header>
          <text:p text:style-name="P20"><text:span text:style-name="T10">Problem 3.1.</text:span><text:span text:style-name="T12"> </text:span>Die Entwicklung eines formalen Modells um die Anfragebeantwortung in Dataspaces zu untersuchen.</text:p>
        </text:list-header>
      </text:list>
      <text:p text:style-name="P6"/>
      <text:list xml:id="list2158200319974943441" text:style-name="L2">
        <text:list-header>
          <text:p text:style-name="P21"><text:span text:style-name="T10">Sub-Problem 3.2.</text:span><text:span text:style-name="T12"> </text:span>Die Entwicklung einer intuitiven Semantik zur Beantwortung einer Anfrage, die vorangegangene Anfragen berücksichtigt.</text:p>
        </text:list-header>
      </text:list>
      <text:p text:style-name="P6"/>
      <text:list xml:id="list7821011826233418808" text:style-name="L3">
        <text:list-header>
          <text:p text:style-name="P22"><text:span text:style-name="T10">Sub-Problem 3.3.</text:span><text:span text:style-name="T12"> </text:span>Die Entwicklung eines Modells für Aufgaben zur Informationsgewinnung, die eine Sequenz von Operationen auf den unteren Ebenen miteinschließt.</text:p>
        </text:list-header>
      </text:list>
      <text:p text:style-name="P6"/>
      <text:list xml:id="list7849427975796719508" text:style-name="L4">
        <text:list-header>
          <text:p text:style-name="P23"><text:span text:style-name="T10">Sub-Problem 3.4.</text:span><text:span text:style-name="T12"> </text:span>Die Entwicklung von Algorithmen, die die Datenquellen danach sortieren, je nachdem wie wahrscheinlich diese die Frage beantworten können. Die Algorithmen sollen dabei auf Basis einer Stichwortsuche und einer großen Sammlung von Datenquellen operieren.</text:p>
        </text:list-header>
      </text:list>
      <text:p text:style-name="P6"/>
      <text:list xml:id="list5922503819975539643" text:style-name="L5">
        <text:list-header>
          <text:p text:style-name="P24"><text:span text:style-name="T10">Sub-Problem 3.5.</text:span><text:span text:style-name="T12"> </text:span>Die Entwicklung von Methoden um Antworten, die von vielen heterogenen Quellen bezogen wurden nach Wichtigkeit zu sortieren (sogar wenn semantische Mappings vorhanden sind). </text:p>
        </text:list-header>
      </text:list>
      <text:p text:style-name="P2"/>
      <text:p text:style-name="P2"/>
      <text:p text:style-name="P3">3. Antwortbeschaffung und ihre Probleme</text:p>
      <text:p text:style-name="P2"/>
      <text:p text:style-name="P6">Die Autoren beschäftigten sich auch mit den Problemen der Antwortbeschaffung. Auch hier wurden einige Leitsätze entwickelt:</text:p>
      <text:p text:style-name="P2"/>
      <text:p text:style-name="P13"><text:span text:style-name="T10">Problem 3.7.</text:span> Die Entwicklung von Methoden zur Beantwortung von Anfragen über viele Quellen,</text:p>
      <text:p text:style-name="P13">die sich nicht einzig auf das Anwenden von einer Menge von korrekten semantischen Mappings</text:p>
      <text:p text:style-name="P13">stützen.</text:p>
      <text:p text:style-name="P13"/>
      <text:p text:style-name="P13">Die Entwicklung von Techniken zur Beantwortung von Anfragen, die auf den folgenden Ideen </text:p>
      <text:p text:style-name="P14">basieren oder als Kombination davon:</text:p>
      <text:p text:style-name="P6"/>
      <text:p text:style-name="P6"><text:span text:style-name="T12">- Anwendung</text:span> von einigen approximierten oder ungewissen Mappings. Die erhaltenen Antworten werden darauf miteinander verglichen.</text:p>
      <text:p text:style-name="P6"/>
      <text:p text:style-name="P6">- Anwendung von Techniken von Stichwortsuchen, um Daten oder Konstanten zu erhalten, die in Instanz-Mappings verwendet werden können.</text:p>
      <text:p text:style-name="P6"/>
      <text:p text:style-name="P6">- Untersuchung von vorangegangen Anfragen und die Antworten, die von Datenquellen im Dataspace erhalten wurden. Daraus soll versucht werden, Rückschlüsse über Mappings zwischen den Datenquellen zu ziehen.</text:p>
      <text:p text:style-name="P6"/>
      <text:list xml:id="list8027825325084683468" text:style-name="L6">
        <text:list-header>
          <text:p text:style-name="P25">- Die Entwicklung eines formellen Modells, um semantische Mappings zu approximieren und um die Genauigkeit der erhaltenen Antworten mit diesen zu messen.</text:p>
        </text:list-header>
      </text:list>
      <text:p text:style-name="P6"/>
      <text:list xml:id="list6511302731751092542" text:style-name="L7">
        <text:list-header>
          <text:p text:style-name="P26">- Die Entwicklung von automatischen best-effort Methoden, um eine Anfrage von einer Datenmenge in eine andere zu transferieren. Dabei ist davon auszugehen, dass die zwei Datenmengen dieselbe Terminologie verwenden, allerdings in verschiedenen Datenmodellen <text:soft-page-break/>vorliegen.</text:p>
        </text:list-header>
      </text:list>
      <text:p text:style-name="P2"/>
      <text:p text:style-name="P4">4. Introspektion</text:p>
      <text:p text:style-name="P2"/>
      <text:p text:style-name="P6">Im 4. Kapitel wird Introspektion in Dataspaces untersucht. Introspektion bezeichnet hierbei die Fähigkeit eines Dataspaces, Annahmen und Ungewissheiten von Antworten zu erkennen und deren Herkunft zu spezifizieren. Im Gegensatz zu traditionellen Datenbanken ist für ein Dataspace Introspektion nicht nur eine nette Eigenschaft, sondern eine Notwendigkeit.</text:p>
      <text:p text:style-name="P6">Introspektion muss in einem Dataspace möglich sein über die drei stark miteinander verwandten Kenngrößen Herkunft (Lineage), Ungewissheit (Uncertainty) und Widersprüchlichkeit bzw.Inkonsistenz (Inconsistency). Deshalb spricht man bei einem Dataspace auch von LUI-Introspektion.</text:p>
      <text:p text:style-name="P2"/>
      <text:p text:style-name="P7">4.1.1.Ungewisse Datenbanken</text:p>
      <text:p text:style-name="P8"/>
      <text:p text:style-name="P1"><text:span text:style-name="T2">Ungewissheit entsteht in Anwendungen für Datenmanagement, da der genaue Zustand der (Daten-)welt nicht bekannt ist. Das Ziel einer ungewissen Datenbank ist, eine Menge von möglichen Zuständen der Welt darzustellen. Üblicherweise werden diese Zustände als </text:span><text:span text:style-name="T4">mögliche Welten</text:span><text:span text:style-name="T2"> bezeichnet. Jede mögliche Welt repräsentiert einen kompletten möglichen Zustand der Datenbank. Zur Deklaration dieser Zustände wurden einige Formalismen entwickelt [3,4,5,6,7,8]. Formalismen wären z.B. a-tuples, x-tuples und c-tables.</text:span></text:p>
      <text:p text:style-name="P6"/>
      <text:p text:style-name="P6"/>
      <text:p text:style-name="P7">4.1.2. Inkonsistenz bei Datenbanken</text:p>
      <text:p text:style-name="P8"/>
      <text:p text:style-name="P6">Inkonsistente Datenbanken sind dazu da, Situationen zu behandeln, bei denen die Datenbank widersprüchliche Daten enthält. Ein Beispiel dafür wäre, wenn es zwei unterschiedliche Werte des Monatlohns eines Arbeitnehmers gibt, wobei jeder Wert von unterschiedlichen Quellen kommt. </text:p>
      <text:p text:style-name="P6">Die Grundidee, um dieses Problem zu lösen, ist die Betrachtung der möglichen Repairs (Reparaturen). Ein Repair ist eine minimale Veränderung, sodass die Datenbank konsistent wird. In der Regel gibt es mehrere Möglichkeiten, weshalb eine Datenbank mehrere Repairs besitzt. Das ist der Grund für die nahe Verwandtschaft zwischen Ungewissheit und Inkonsistenz. Inkonsistenz kann als Ungewissheit interpretiert werden, als Ungewissheit darüber, welcher von den widersprüchlichen Werten korrekt ist. <text:s/></text:p>
      <text:p text:style-name="P6"/>
      <text:p text:style-name="P7">4.1.3. Modellierung von Datenherkunft</text:p>
      <text:p text:style-name="P6"/>
      <text:p text:style-name="P6">Die Herkunft eines Tupels berichtet darüber, wie das Tupel als Mitglied einer bestimmten Datenmenge abgeleitet wurde. Es wird zwischen interner und externer Herkunft unterschieden. </text:p>
      <text:p text:style-name="P1"><text:span text:style-name="T2">Interne Herkunft trifft auf Tupel von einer Anfrageantwort zu </text:span><text:span text:style-name="T2">–</text:span><text:span text:style-name="T2"> die Herkunft spezifiziert wie ein Tupel von anderen Tupels in einer Datenbank abgeleitet wurde. Externe Herkunft bezieht sich auf Tupels, die in einer Datenbank eingetragen wurden, die Herkunft bezieht sich auf die externen Quellen oder Prozesse, wodurch die Tupels eingetragen worden sind. </text:span></text:p>
      <text:p text:style-name="P6">Die interne Herkunft kann auch über den Begriff des Beweisbaums eines Tupels definiert werden. Z.B. für konjunktive Anfragen existiert ein eindeutiger Beweisbaum für jedes Ergebnistupel einer multimengalen Semantik. Die Herkunftsfunktion bildet ein Tupel auf die Tupel der Blätter seines Beweisbaumes ab. </text:p>
      <text:p text:style-name="P6">Anfragen mit einer Union, die Repräsentation eines Beweisbaumes ist komplizierter, sie beinhalten OR Knoten, doch ist eine natürliche Herkunftsfunktion möglich zu definieren. Anfragen mit Negation oder Aggregation ergeben keine offensichtliche Definition einer Herkunft. </text:p>
      <text:p text:style-name="P7"/>
      <text:p text:style-name="P7">4.1.4 LUI Introspektion</text:p>
      <text:p text:style-name="P7"><text:soft-page-break/></text:p>
      <text:p text:style-name="P6">Eine DSSP sollte einen einheitlichen Mechanismus anbieten zum Modellieren von Ungewissheit, Inkonsistenz und Herkunft. Dabei ergeben sich folgende Schwierigkeiten: </text:p>
      <text:p text:style-name="P6"/>
      <text:p text:style-name="P1"><text:span text:style-name="T3">Problem 4.1. </text:span><text:span text:style-name="T2">Entwicklung eines Formalismus, der das Modellieren von Ungewissheit,, Inkonsistenz und Herkunft ermöglicht.</text:span></text:p>
      <text:p text:style-name="P6"/>
      <text:p text:style-name="P1"><text:span text:style-name="T3">Sub-Problem 4.2. </text:span><text:span text:style-name="T2">Entwicklung eines Formalismus, welcher die Ungewissheit über allgemeine Formen von Inkonsistenz in Datenbanken erfasst.</text:span></text:p>
      <text:p text:style-name="P6"/>
      <text:p text:style-name="P1"><text:span text:style-name="T2">Da Inkonsistenz zu einem speziellen Typ von Ungewissheit führt, sollte der </text:span><text:span text:style-name="T2">Formalismus für </text:span><text:span text:style-name="T2">Ungewissheit sich diese spezielle Struktur zu Nutze machen können.</text:span></text:p>
      <text:p text:style-name="P6">Während der Formalismus, um Ungewissheit zu repräsentieren, nur mitteilt, was die möglichen Zustände der Welt sind und manchmal Wahrscheinlichkeiten jeder möglichen Welt zuordnet, ist in vielen Fällen der einzige Weg, um Ungewissheit zu lösen, zu wissen, wo die Daten herkommen und woher sie abgeleitet worden sind. </text:p>
      <text:p text:style-name="P6"/>
      <text:p text:style-name="P6">Ziel ist, dass ein einziger Formalismus mehrere Aussagen spezifizieren kann. </text:p>
      <text:p text:style-name="P6"/>
      <text:p text:style-name="P6">Web-Suchmaschinen vereinheitlichen bereits Ungewissheit und Herkunft in einfacher Weise.</text:p>
      <text:p text:style-name="P6">Einer der Hauptgründe, warum die Autoren Herkunft und Ungewissheit vereinheitlichen wollen, ist die Beziehung zwischen externen Quellen und ihre Wirkung auf Antworten zu begründen. Dabei ergeben sich folgende Schwierigkeiten: </text:p>
      <text:p text:style-name="P6"/>
      <text:p text:style-name="P1"><text:span text:style-name="T3">Sub-Problem 4.3. </text:span><text:span text:style-name="T2">Entwicklung eines Formalismus, welcher die externe Herkunft repräsentiert und logisch begründet. </text:span></text:p>
      <text:p text:style-name="P6"/>
      <text:p text:style-name="P6">Um Ungewissheit und Herkunft zu kombinieren, ergibt sich</text:p>
      <text:p text:style-name="P1"><text:span text:style-name="T3">Sub-Problem 4.4. </text:span><text:span text:style-name="T2">Entwicklung einer allgemeinen Technik, welche jede Ungewissheit mit der Herkunft erweitern kann und die repräsentativen und rechnerischen Vorteile des Vorgangs untersucht. </text:span></text:p>
      <text:p text:style-name="P6">Um das zu erreichen, muss das Objekt, das einer Ungewissheit zugeordnet werden soll, zu dem Objekt passen, dass der Herkunft zugeordnet wird. Dafür müssen die Tupels von x-tuples mit Herkunftsinformationen erweitert werden. Bei a-tuples läuft es analog, hier werden die Attribute mit zusätzlichen Informationen versehen. Anders bei C-tables, dort ist es kniffliger, da Variablen komplexe Abhängigkeiten innerhalb der Tupels bilden.</text:p>
      <text:p text:style-name="P6">Die Herkunft hängt damit möglicherweise zusammen mit </text:p>
      <text:p text:style-name="P6">(1) Werten der Variablen, <text:s/>und damit</text:p>
      <text:p text:style-name="P6">(2) wie Werte von Variablen sich verbreiten, um die Werte anderer Variablen zu bestimmen</text:p>
      <text:p text:style-name="P6"/>
      <text:p text:style-name="P9">Ungewissheit bei Views</text:p>
      <text:p text:style-name="P9"/>
      <text:p text:style-name="P6">Ein allgemeines Problem beim Modellieren von Ungewissheit ist, dass sein Formalismus mit einem einzigen schematischen Konstrukt dargestellt wird: Tupel im Fall von x-tupels und Attributwerte im Fall von a-tupels. Die Wahl des Datenbankschemas und die Normalisierung beschränkt damit die Anzahl an möglichen Ungewissheiten, die ausgedrückt werden können (z.B. attributsabhängige Ungewissheiten).</text:p>
      <text:p text:style-name="P6">Die Autoren schlagen vor, falls Views verwendet werden, Ungewissheit mit den Tupels der View zu verknüpfen. Somit:</text:p>
      <text:p text:style-name="P6"/>
      <text:p text:style-name="P6"><text:span text:style-name="T11">Sub-Problem 4.5.</text:span><text:span text:style-name="T13"> Entwicklung von Formalismen bei denen Ungewissheit bei Tupeln von Views angehängt werden kann und diese View-Ungewissheit benützt werden kann, um Ungewissheit von </text:span><text:soft-page-break/><text:span text:style-name="T13">anderen View-Tupeln abgeleitet werden kann.</text:span></text:p>
      <text:p text:style-name="P10"/>
      <text:p text:style-name="P6"><text:span text:style-name="T13"><text:s/></text:span><text:span text:style-name="T14">4.2 Die richtige Antwort finden</text:span></text:p>
      <text:p text:style-name="P11"/>
      <text:p text:style-name="P6">Dieser Abschnitt befasst sich mit der Frage, was getan werden muss, um die Qualität einer Antwort auf eine Anfrage zu bestimmen. </text:p>
      <text:p text:style-name="P6"/>
      <text:p text:style-name="P6"><text:span text:style-name="T11">Sub-Problem 4.6.</text:span><text:span text:style-name="T13"> Definition von Metriken, um die Qualität von Antworten und Antwortmengen auf Anfragen über ein Dataspace zu vergleichen, und effiziente Techniken zur Anfrageverarbeitung.</text:span></text:p>
      <text:p text:style-name="P10"/>
      <text:p text:style-name="P6"><text:span text:style-name="T13">Eine begrenzte Version dieses Problems wird adressiert im Bereich von inkonsistenten Datenbanken mit dem Ansatz von </text:span><text:span text:style-name="T15">minimal repair</text:span><text:span text:style-name="T17">, bei dem versucht wird die konsistente Datenbank so nah wie möglich auf Basis der inkonsistenten zu konstruieren</text:span><text:span text:style-name="T13">. Um die Resultate zu verbessern, wird es nötig sein, Voreinstellungen vorzunehmen:</text:span></text:p>
      <text:p text:style-name="P10"/>
      <text:p text:style-name="P6"><text:span text:style-name="T11">Sub-Problem 4.7.</text:span><text:span text:style-name="T13"> Entwicklung von Anfragesprachenerweiterungen und Semantiken für diese, die es ermöglichen Voreinstellungen für Antwortmengen zu spezifizieren zusammen mit den Dimensionen von Vollständigkeit und Genauigkeit, Gewissheit und Inkonsistenz, Voreinstellungen zu Herkunft und Wartezeit. </text:span></text:p>
      <text:p text:style-name="P10"/>
      <text:p text:style-name="P10">Zusammen mit der Spezifikation von Voreinstellungen werden Methoden benötigt, um Antwortmengen logisch zu begründen. Dies ist wichtig, um Antwortmengen vergleichen zu können.</text:p>
      <text:p text:style-name="P10">Query containment [10] wird erweitert in den Kontext von Dataspaces. Womit sich folgendes Problem ergibt:</text:p>
      <text:p text:style-name="P10"/>
      <text:p text:style-name="P6"><text:span text:style-name="T11">Sub-Problem 4.8.</text:span><text:span text:style-name="T13"> Definition von Anmerkungen für query-containments, die Vollständigkeit, Genauigkeit, Ungewissheit, Inkonsistenz und die Herkunft von Antworten berücksichtigen. Zudem sollen effiziente Algorithmen zur Berechnung von Einschlüssen (containments) entwickelt werden. </text:span></text:p>
      <text:p text:style-name="P10"/>
      <text:p text:style-name="P10">Folgendes Problem steht in enger Relation mit Sektion 4.1. :</text:p>
      <text:p text:style-name="P6"><text:span text:style-name="T11">Sub-Problem 4.9.</text:span><text:span text:style-name="T13"> Entwicklung von Methoden zur effizienten Verarbeitung von Anfragen über ungewisse und inkonsistente Daten, die die externe und interne Herkunft der Antworten bewahren. </text:span></text:p>
      <text:p text:style-name="P10">Zudem sollen vorhandene Anfrageprozessoren untersucht werden, ob sie für dieses Ziel genutzt werden können.</text:p>
      <text:p text:style-name="P10"/>
      <text:p text:style-name="P5">5. Menschliche Aufmerksamkeit wiederverwenden</text:p>
      <text:p text:style-name="P5"/>
      <text:p text:style-name="P6"><text:span text:style-name="T11">Problem 5.1.</text:span><text:span text:style-name="T13"> Entwicklung von Methoden, die die Aktivitäten eines Benutzers protokollieren und die Analyse dieser Aktivitäten, um zusätzliche, bedeutungsvolle Relationen <text:s/>zwischen den Quellen in einem Dataspace zu erschaffen.</text:span></text:p>
      <text:p text:style-name="P10"/>
      <text:p text:style-name="P10">Das folgende Problem argumentiert, dass man von den gestellten Anfragen eines Nutzers lernen kann:</text:p>
      <text:p text:style-name="P10"/>
      <text:p text:style-name="P6"><text:span text:style-name="T11">Sub-Problem 5.2.</text:span><text:span text:style-name="T13"> Entwicklung von Techniken, die Anfragesammlungen über Datenquellen untersuchen und deren Ergebnisse nützt um neue Mappings zwischen getrennten Datenquellen zu erstellen.</text:span></text:p>
      <text:p text:style-name="P10"/>
      <text:p text:style-name="P6"><text:span text:style-name="T11">Sub-Problem 5.3.</text:span><text:span text:style-name="T13"> Entwicklung von Algorithmen um Aktionen in einem Dataspace zu Tasks zu gruppieren.</text:span></text:p>
      <text:p text:style-name="P10"/>
      <text:p text:style-name="P6"><text:span text:style-name="T11">Sub-Problem 5.4.</text:span><text:span text:style-name="T13"> Entwicklung von Methoden, die die bekannten semantischen Relationen in einem </text:span><text:soft-page-break/><text:span text:style-name="T13">Dataspace untersuchen und eine kleine Auswahlfragen generieren, die einem Benutzer gestellt werden können und deren Antwort die semantische Integration erheblich verbessern würde. </text:span></text:p>
      <text:p text:style-name="P10"/>
      <text:p text:style-name="P6"><text:span text:style-name="T11">Sub-Problem 5.5.</text:span><text:span text:style-name="T13"> Entwicklung eines formalen Frameworks um von menschlicher Aufmerksamkeit neue Erkenntnisse zu gewinnen.</text:span></text:p>
      <text:p text:style-name="P10"/>
      <text:p text:style-name="P2"/>
      <text:p text:style-name="P15"><text:span text:style-name="T6">[1] </text:span><text:span text:style-name="T6">„</text:span><text:span text:style-name="T6">Principles of Dataspace Systems</text:span><text:span text:style-name="T6">“</text:span></text:p>
      <text:p text:style-name="P19">[2] From Databases to Dataspaces - A New Abstraction for Information Management</text:p>
      <text:p text:style-name="P15"><text:span text:style-name="T6">[3] S. Abiteboul, R. Hull, and V. Vianu. </text:span><text:span text:style-name="T9">Foundations of Databases</text:span><text:span text:style-name="T6">.</text:span></text:p>
      <text:p text:style-name="P19">Addison-Wesley, 1995.</text:p>
      <text:p text:style-name="P19">[4] D. Barbar´a, H. Garcia-Molina, and D. Porter. The Management</text:p>
      <text:p text:style-name="P15"><text:span text:style-name="T6">of Probabilistic Data. </text:span><text:span text:style-name="T9">IEEE Trans. Knowl. Data Eng.</text:span><text:span text:style-name="T6">, 1992.</text:span></text:p>
      <text:p text:style-name="P19">[5] A. Das Sarma, O. Benjelloun, A. Halevy, and J. Widom.</text:p>
      <text:p text:style-name="P15"><text:span text:style-name="T6">Working Models for Uncertain Data (to appear). In </text:span><text:span text:style-name="T9">Proc. of</text:span></text:p>
      <text:p text:style-name="P15"><text:span text:style-name="T9">ICDE</text:span><text:span text:style-name="T6">, April 2006.</text:span></text:p>
      <text:p text:style-name="P19">[6] G. Grahne. Dependency Satisfaction in Databases with</text:p>
      <text:p text:style-name="P15"><text:span text:style-name="T6">Incomplete Information. In </text:span><text:span text:style-name="T9">Proc. of VLDB</text:span><text:span text:style-name="T6">, 1984.</text:span></text:p>
      <text:p text:style-name="P19">[7] T. Imielinski and W. Lipski Jr. Incomplete Information in</text:p>
      <text:p text:style-name="P15"><text:span text:style-name="T6">Relational Databases. </text:span><text:span text:style-name="T9">Journal of the ACM</text:span><text:span text:style-name="T6">, 1984.</text:span></text:p>
      <text:p text:style-name="P19">[8] L. V. S. Lakshmanan, N. Leone, R. Ross, and V.S.</text:p>
      <text:p text:style-name="P19">Subrahmanian. ProbView: A Flexible Probabilistic Database</text:p>
      <text:p text:style-name="P15"><text:span text:style-name="T6">System. </text:span><text:span text:style-name="T9">ACM TODS</text:span><text:span text:style-name="T6">, 1997.</text:span></text:p>
      <text:p text:style-name="P19">[9] CONDITIONAL TABLES, Gösta Grahne,</text:p>
      <text:p text:style-name="P19">http://users.encs.concordia.ca/~grahne/papers/conditional.pdf</text:p>
      <text:p text:style-name="P16"><text:span text:style-name="T5">[10] </text:span><text:span text:style-name="T20">A.K. Chandra and P.M. Merlin. Optimal implementation of</text:span></text:p>
      <text:p text:style-name="P17">conjunctive queries in relational databases. In <text:span text:style-name="T16">Proceedings of</text:span></text:p>
      <text:p text:style-name="P17"><text:span text:style-name="T16">the Ninth Annual ACM Symposium on Theory of Computing</text:span>,</text:p>
      <text:p text:style-name="P18">pages 77.90, 19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Symbol" svg:font-family="Symbol"/>
    <style:font-face style:name="Times New Roman" svg:font-family="'Times New Roman'"/>
    <style:font-face style:name="Times-Roman~18" svg:font-family="Times-Roman~18"/>
    <style:font-face style:name="Times-Italic~1b" svg:font-family="Times-Italic~1b" style:font-family-generic="script"/>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11-05T20:27:41.73</dc:date>
    <dc:creator>David Goeth</dc:creator>
    <meta:editing-duration>PT5H5M52S</meta:editing-duration>
    <meta:editing-cycles>87</meta:editing-cycles>
    <meta:generator>OpenOffice/4.1.1$Win32 OpenOffice.org_project/411m6$Build-9775</meta:generator>
    <meta:document-statistic meta:table-count="0" meta:image-count="0" meta:object-count="0" meta:page-count="6" meta:paragraph-count="104" meta:word-count="2065" meta:character-count="15656"/>
  </office:meta>
</office:document-meta>
</file>